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e</text:p>
      <text:p text:style-name="P2">Ce sont les éléments qui ne font pas parti d'un document</text:p>
      <text:p text:style-name="P1">Région</text:p>
      <text:p text:style-name="P2">Une large zone d'un document</text:p>
      <text:p text:style-name="P1"/>
      <text:p text:style-name="P1">Landmark (rôle abstrait)</text:p>
      <text:p text:style-name="P1"/>
      <text:p text:style-name="P2">Permet de donnée des points de repère dans la navigation de la page. Améliore la navigation globale dans la page en identifiant les différentes régions d'une page.</text:p>
      <text:p text:style-name="P2"/>
      <text:p text:style-name="P2">Application : annote la contenu comme étant une application et non un document.</text:p>
      <text:p text:style-name="P2">Banner : annote un type de contenu plutôt spécifique à une page web (e.g. Logo, bannière, etc.)</text:p>
      <text:p text:style-name="P2">Complementary : support complémentaire associé à un document (contenu repère le contenu non linéaire dans l'arbre), équivalent de la balise &lt;ASIDE&gt;</text:p>
      <text:p text:style-name="P2">Contentinfo : région qui contient des informations sur le document (e.g copyright)</text:p>
      <text:p text:style-name="P2">Form : annote un ensemble d'élément permettant constituant un formulaire dans la page </text:p>
      <text:p text:style-name="P2">Main: annote le contenu principal d'un document</text:p>
      <text:p text:style-name="P2">Navigation : annote les éléments qui permettent de naviguer dans le document ou les documents voisin</text:p>
      <text:p text:style-name="P2">Search : ensemble d’élément permettant d'effectuer des recherches. Annotation plus spécifique du Form. <text:span text:style-name="T1">Comment est ce que l'on peut comprendre de manière automatique ce genre de contenu ? Par rapport à un formulaire normal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3-24T14:46:04</meta:creation-date>
    <dc:date>2014-03-24T18:08:32</dc:date>
    <dc:creator>Asus </dc:creator>
    <meta:editing-duration>PT3H17M59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1" meta:paragraph-count="14" meta:word-count="182" meta:character-count="1143" meta:non-whitespace-character-count="974"/>
  </office:meta>
</office:document-meta>
</file>